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Garamond" svg:font-family="Garamond" style:font-family-generic="roman" style:font-pitch="variable" svg:panose-1="2 2 4 4 3 3 1 1 8 3"/>
    <style:font-face style:name="Arial" svg:font-family="Arial" style:font-family-generic="swiss" style:font-pitch="variable" svg:panose-1="2 11 6 4 2 2 2 2 2 4"/>
    <style:font-face style:name="Book Antiqua" svg:font-family="Book Antiqua" style:font-family-generic="system" style:font-pitch="variable" svg:panose-1="2 4 6 2 5 3 5 3 3 4"/>
    <style:font-face style:name="Tahoma" svg:font-family="Tahoma" style:font-family-generic="system" style:font-pitch="variable" svg:panose-1="2 11 6 4 3 5 4 4 2 4"/>
    <style:font-face style:name="Courier New" svg:font-family="Courier New" style:font-family-generic="system" style:font-pitch="variable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in" text:min-label-width="0.15in" text:list-level-position-and-space-mode="label-alignment">
          <style:list-level-label-alignment text:label-followed-by="listtab" fo:margin-left="0.15in" fo:text-indent="-0.1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in" text:min-label-width="0.15in" text:list-level-position-and-space-mode="label-alignment">
          <style:list-level-label-alignment text:label-followed-by="listtab" fo:margin-left="0.15in" fo:text-indent="-0.1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in" text:min-label-width="0.15in" text:list-level-position-and-space-mode="label-alignment">
          <style:list-level-label-alignment text:label-followed-by="listtab" fo:margin-left="0.15in" fo:text-indent="-0.1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in" text:min-label-width="0.15in" text:list-level-position-and-space-mode="label-alignment">
          <style:list-level-label-alignment text:label-followed-by="listtab" fo:margin-left="0.15in" fo:text-indent="-0.1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in" text:min-label-width="0.15in" text:list-level-position-and-space-mode="label-alignment">
          <style:list-level-label-alignment text:label-followed-by="listtab" fo:margin-left="0.15in" fo:text-indent="-0.1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in" text:min-label-width="0.15in" text:list-level-position-and-space-mode="label-alignment">
          <style:list-level-label-alignment text:label-followed-by="listtab" fo:margin-left="0.15in" fo:text-indent="-0.1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number text:level="1" text:style-name="WW_CharLFO19LVL1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bullet text:level="2" text:style-name="WW_CharLFO19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3" text:style-name="WW_CharLFO19LVL3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4" text:style-name="WW_CharLFO19LVL4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5" text:style-name="WW_CharLFO19LVL5" text:bullet-char="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6" text:style-name="WW_CharLFO19LVL6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7" text:style-name="WW_CharLFO19LVL7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8" text:style-name="WW_CharLFO19LVL8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9" text:style-name="WW_CharLFO19LVL9" text:bullet-char="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0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25">
      <text:list-level-style-bullet text:level="1" text:style-name="WW_CharLFO25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</text:list-style>
    <style:style style:name="P1" style:parent-style-name="Heading0" style:master-page-name="MP0" style:family="paragraph">
      <style:paragraph-properties fo:break-before="page" style:page-number="1"/>
      <style:text-properties fo:font-weight="normal" style:font-weight-asian="normal"/>
    </style:style>
    <style:style style:name="P3" style:parent-style-name="Normal" style:family="paragraph">
      <style:paragraph-properties fo:text-align="center">
        <style:tab-stops>
          <style:tab-stop style:type="right" style:position="7.5in"/>
        </style:tab-stops>
      </style:paragraph-properties>
    </style:style>
    <style:style style:name="T4" style:parent-style-name="DefaultParagraphFont" style:family="text">
      <style:text-properties fo:font-size="10.5pt" style:font-size-asian="10.5pt" style:font-size-complex="9pt"/>
    </style:style>
    <style:style style:name="T5" style:parent-style-name="DefaultParagraphFont" style:family="text">
      <style:text-properties fo:font-size="14pt" style:font-size-asian="14pt"/>
    </style:style>
    <style:style style:name="T6" style:parent-style-name="DefaultParagraphFont" style:family="text">
      <style:text-properties fo:font-size="14pt" style:font-size-asian="14pt"/>
    </style:style>
    <style:style style:name="T7" style:parent-style-name="DefaultParagraphFont" style:family="text">
      <style:text-properties fo:font-size="14pt" style:font-size-asian="14pt"/>
    </style:style>
    <style:style style:name="T8" style:parent-style-name="Hyperlink" style:family="text">
      <style:text-properties style:font-name="Garamond" fo:font-size="10.5pt" style:font-size-asian="10.5pt" style:font-size-complex="9pt"/>
    </style:style>
    <style:style style:name="T9" style:parent-style-name="DefaultParagraphFont" style:family="text">
      <style:text-properties fo:font-size="14pt" style:font-size-asian="14pt"/>
    </style:style>
    <style:style style:name="T10" style:parent-style-name="DefaultParagraphFont" style:family="text">
      <style:text-properties fo:font-size="14pt" style:font-size-asian="14pt"/>
    </style:style>
    <style:style style:name="T11" style:parent-style-name="DefaultParagraphFont" style:family="text">
      <style:text-properties fo:font-size="14pt" style:font-size-asian="14pt"/>
    </style:style>
    <style:style style:name="T12" style:parent-style-name="DefaultParagraphFont" style:family="text">
      <style:text-properties fo:font-size="14pt" style:font-size-asian="14pt"/>
    </style:style>
    <style:style style:name="T13" style:parent-style-name="DefaultParagraphFont" style:family="text">
      <style:text-properties fo:font-size="14pt" style:font-size-asian="14pt"/>
    </style:style>
    <style:style style:name="T14" style:parent-style-name="Hyperlink" style:family="text">
      <style:text-properties style:font-name="Garamond" fo:font-size="10.5pt" style:font-size-asian="10.5pt"/>
    </style:style>
    <style:style style:name="T15" style:parent-style-name="DefaultParagraphFont" style:family="text">
      <style:text-properties fo:font-size="14pt" style:font-size-asian="14pt"/>
    </style:style>
    <style:style style:name="T16" style:parent-style-name="DefaultParagraphFont" style:family="text">
      <style:text-properties fo:font-size="14pt" style:font-size-asian="14pt"/>
    </style:style>
    <style:style style:name="T17" style:parent-style-name="DefaultParagraphFont" style:family="text">
      <style:text-properties fo:font-size="14pt" style:font-size-asian="14pt"/>
    </style:style>
    <style:style style:name="T18" style:parent-style-name="DefaultParagraphFont" style:family="text">
      <style:text-properties fo:font-size="14pt" style:font-size-asian="14pt"/>
    </style:style>
    <style:style style:name="T19" style:parent-style-name="Hyperlink" style:family="text">
      <style:text-properties style:font-name="Garamond" fo:font-size="10.5pt" style:font-size-asian="10.5pt"/>
    </style:style>
    <style:style style:name="S1" style:family="section">
      <style:section-properties fo:margin-left="0in" fo:margin-right="0in" style:writing-mode="lr-tb"/>
    </style:style>
    <style:style style:name="P20" style:parent-style-name="Heading1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fo:text-align="start" fo:margin-top="0in"/>
      <style:text-properties fo:font-size="5.5pt" style:font-size-asian="5.5pt"/>
    </style:style>
    <style:style style:name="P21" style:parent-style-name="Heading1" style:family="paragraph">
      <style:paragraph-properties fo:text-align="start"/>
    </style:style>
    <style:style style:name="P22" style:parent-style-name="Heading2" style:family="paragraph">
      <style:paragraph-properties fo:margin-top="0in"/>
    </style:style>
    <style:style style:name="T23" style:parent-style-name="Hyperlink" style:family="text">
      <style:text-properties style:font-name="Garamond" fo:font-size="11pt" style:font-size-asian="11pt"/>
    </style:style>
    <style:style style:name="T24" style:parent-style-name="Hyperlink" style:family="text">
      <style:text-properties style:font-name="Garamond" fo:font-size="11pt" style:font-size-asian="11pt"/>
    </style:style>
    <style:style style:name="T25" style:parent-style-name="Hyperlink" style:family="text">
      <style:text-properties style:font-name="Garamond" fo:font-size="11pt" style:font-size-asian="11pt"/>
    </style:style>
    <style:style style:name="T26" style:parent-style-name="Hyperlink" style:family="text">
      <style:text-properties style:font-name="Garamond" fo:font-size="11pt" style:font-size-asian="11pt"/>
    </style:style>
    <style:style style:name="T27" style:parent-style-name="Hyperlink" style:family="text">
      <style:text-properties style:font-name="Garamond" fo:font-size="11pt" style:font-size-asian="11pt"/>
    </style:style>
    <style:style style:name="P28" style:parent-style-name="Heading1" style:family="paragraph">
      <style:paragraph-properties fo:text-align="start"/>
    </style:style>
    <style:style style:name="T29" style:parent-style-name="DefaultParagraphFont" style:family="text">
      <style:text-properties fo:font-weight="bold" style:font-weight-asian="bold"/>
    </style:style>
    <style:style style:name="T30" style:parent-style-name="DefaultParagraphFont" style:family="text">
      <style:text-properties fo:font-weight="bold" style:font-weight-asian="bold"/>
    </style:style>
    <style:style style:name="T31" style:parent-style-name="DefaultParagraphFont" style:family="text">
      <style:text-properties fo:font-weight="bold" style:font-weight-asian="bold"/>
    </style:style>
    <style:style style:name="T32" style:parent-style-name="Position" style:family="text">
      <style:text-properties fo:font-weight="normal" style:font-weight-asian="normal"/>
    </style:style>
    <style:style style:name="T33" style:parent-style-name="Position" style:family="text">
      <style:text-properties fo:font-weight="normal" style:font-weight-asian="normal"/>
    </style:style>
    <style:style style:name="T34" style:parent-style-name="Position" style:family="text">
      <style:text-properties fo:font-weight="normal" style:font-weight-asian="normal"/>
    </style:style>
    <style:style style:name="P35" style:parent-style-name="Heading1" style:family="paragraph">
      <style:paragraph-properties fo:text-align="start"/>
    </style:style>
    <style:style style:name="T36" style:parent-style-name="DefaultParagraphFont" style:family="text">
      <style:text-properties fo:font-weight="bold" style:font-weight-asian="bold"/>
    </style:style>
    <style:style style:name="T37" style:parent-style-name="DefaultParagraphFont" style:family="text">
      <style:text-properties fo:font-weight="bold" style:font-weight-asian="bold"/>
    </style:style>
    <style:style style:name="T38" style:parent-style-name="DefaultParagraphFont" style:family="text">
      <style:text-properties fo:font-weight="bold" style:font-weight-asian="bold"/>
    </style:style>
    <style:style style:name="T39" style:parent-style-name="DefaultParagraphFont" style:family="text">
      <style:text-properties fo:font-weight="bold" style:font-weight-asian="bold"/>
    </style:style>
  </office:automatic-styles>
  <office:body>
    <office:text text:use-soft-page-breaks="true">
      <text:p text:style-name="P1">Darren<text:s/>W.<text:s/>Dunne</text:p>
      <text:p text:style-name="P3"><text:span text:style-name="T4">(919) 524-8451</text:span><text:span text:style-name="T5"><text:s text:c="4"/></text:span><text:span text:style-name="T6">-<text:s/></text:span><text:span text:style-name="T7"><text:s text:c="3"/></text:span><text:a xlink:href="mailto:darrenwdunne@gmail.com" office:target-frame-name="_top" xlink:show="replace"><text:span text:style-name="T8">darrenwdunne@gmail.com</text:span></text:a><text:span text:style-name="T9"><text:s text:c="2"/></text:span><text:span text:style-name="T10"><text:s/></text:span><text:span text:style-name="T11"><text:s text:c="2"/></text:span><text:span text:style-name="T12">-</text:span><text:span text:style-name="T13"><text:s text:c="4"/></text:span><text:a xlink:href="http://linkedin.com/in/darrenwdunne" office:target-frame-name="_top" xlink:show="replace"><text:span text:style-name="T14">linkedin.com/in/darrenwdunne</text:span></text:a><text:span text:style-name="T15"><text:s/></text:span><text:span text:style-name="T16"><text:s text:c="3"/></text:span><text:span text:style-name="T17">-</text:span><text:span text:style-name="T18"><text:s text:c="4"/></text:span><text:a xlink:href="http://dwdunne.com/" office:target-frame-name="_top" xlink:show="replace"><text:span text:style-name="T19">dwdunne.com</text:span></text:a></text:p>
      <text:section text:name="Sect1" text:style-name="S1">
        <text:h text:style-name="P20" text:outline-level="1"/>
        <text:h text:style-name="P21" text:outline-level="1">Professional Experience</text:h>
        <text:h text:style-name="P22" text:outline-level="2">Software<text:s/>Development Release Manager<text:tab/><text:span text:style-name="Position">IBM</text:span><text:span text:style-name="Position"><text:s/>|<text:s/></text:span><text:span text:style-name="Position">R</text:span><text:span text:style-name="Position">aleigh,</text:span><text:span text:style-name="Position"> </text:span><text:span text:style-name="Position">NC</text:span><text:span text:style-name="Position"><text:s/>|<text:s/></text:span><text:span text:style-name="Position">2012<text:s/></text:span><text:span text:style-name="Position">-<text:s/></text:span><text:span text:style-name="Position">Present</text:span></text:h>
        <text:p text:style-name="Normal">Managing<text:s/>2<text:s/>development teams<text:s/>simultaneously<text:s/>with<text:s/>18<text:s/>members<text:s/>in<text:s/>4 countries<text:s/>for<text:s/>the<text:s/><text:a xlink:href="https://www-03.ibm.com/software/products/en/netcool-operations-insight" office:target-frame-name="_top" xlink:show="replace"><text:span text:style-name="T23">Netcool Operations Insight (NOI)</text:span></text:a>,<text:s/><text:a xlink:href="https://www-03.ibm.com/software/products/en/tivoli-business-service-manager" office:target-frame-name="_top" xlink:show="replace"><text:span text:style-name="T24">Tivoli Business<text:s/></text:span><text:span text:style-name="T25">Service</text:span><text:span text:style-name="T26"><text:s/>Manager (TBSM)</text:span></text:a>,<text:s/>and<text:s/><text:a xlink:href="https://www-03.ibm.com/software/products/en/tivonetc" office:target-frame-name="_top" xlink:show="replace"><text:span text:style-name="T27">Tivoli Netcool/Impact</text:span></text:a><text:s/>products.</text:p>
        <text:list text:style-name="LFO3" text:continue-numbering="true">
          <text:list-item>
            <text:p text:style-name="ListBullet">Introducing<text:s/>and championing<text:s/>Agile<text:s/>Development<text:s/>to the development teams, reducing<text:s/>the<text:s/>time to deliver new releases by 80% (from 18 months to 3 months).</text:p>
          </text:list-item>
          <text:list-item>
            <text:p text:style-name="ListBullet">Enforcing<text:s/>stricter<text:s/>quality standards to advocate for the end users, reducing allowable defects in releases<text:s/>from<text:s/>200 to<text:s/>fewer<text:s/>than<text:s/>10<text:s/>outstanding defects.</text:p>
          </text:list-item>
          <text:list-item>
            <text:p text:style-name="ListBullet">Pioneering<text:s/>the implementation<text:s/>and verification<text:s/>of<text:s/>Internationalization (i18n) and Accessibility (a11y), achieving 100% capability<text:s/>in both areas.</text:p>
          </text:list-item>
          <text:list-item>
            <text:p text:style-name="ListBullet">Embedding<text:s/>QA and<text:s/>technical<text:s/>writers<text:s/>into the Agile scrum<text:s/>teams. This reduced<text:s/>the number<text:s/>of<text:s/>defects found in the field by 30%, and<text:s/>dramatically<text:s/>improved morale, eliminating the “Us vs. Them”<text:s/>feelings that had developed over the<text:s/>years.</text:p>
          </text:list-item>
          <text:list-item>
            <text:p text:style-name="ListBullet">Recruiting, training and mentoring new team members, striving to<text:s/>develop and<text:s/>maintain high-functioning teams from diverse<text:s/>backgrounds, geographic areas, and professional expertise.</text:p>
          </text:list-item>
        </text:list>
        <text:h text:style-name="Heading2" text:outline-level="2">Chief Programmer<text:s/>- Senior Software Engineer<text:tab/><text:span text:style-name="Position">IBM</text:span><text:span text:style-name="Position"><text:s/>|<text:s/></text:span><text:span text:style-name="Position">R</text:span><text:span text:style-name="Position">aleigh</text:span><text:span text:style-name="Position">,</text:span><text:span text:style-name="Position"><text:s/></text:span><text:span text:style-name="Position"> </text:span><text:span text:style-name="Position">NC</text:span><text:span text:style-name="Position"><text:s/>|</text:span><text:span text:style-name="Position"><text:s/></text:span><text:span text:style-name="Position">2006 -<text:s/></text:span><text:span text:style-name="Position">2012</text:span></text:h>
        <text:p text:style-name="Normal">Led<text:s/>16<text:s/>programmers in the design, development and release of<text:s/>4 major<text:s/>multi-year<text:s/>releases of<text:s/>Impact<text:s/>and TBSM, delivering all releases on schedule, with all quality targets achieved.</text:p>
        <text:list text:style-name="LFO3" text:continue-numbering="true">
          <text:list-item>
            <text:p text:style-name="ListBullet">Served as Lead of the Scrum of Scrums for<text:s/>4<text:s/>separate Scrum<text:s/>teams (Front-End, Back-End, Install and Tools),<text:s/>identifying, managing<text:s/>and resolving all cross-scrum dependencies.</text:p>
          </text:list-item>
          <text:list-item>
            <text:p text:style-name="ListBullet">Immediately following a Project Manager<text:s/>reorganization, volunteered to take point on 2 major<text:s/>projects<text:s/>which were behind schedule.<text:s/>With<text:s/>my 6 months of leadership, both projects shipped on schedule,<text:s/>with their full feature sets implemented.</text:p>
          </text:list-item>
          <text:list-item>
            <text:p text:style-name="ListBullet">Completely automated entire build process across 5 operating systems, increasing build and automated verification frequency from<text:s/>once a week to 4 times a day, dramatically<text:s/>reducing<text:s/>the time to<text:s/>identify and resolve defects.</text:p>
          </text:list-item>
          <text:list-item>
            <text:p text:style-name="ListBullet">Administrated and personally verified pull requests on the Impact and TBSM code repositories, spanning 26 programmers working on 6 projects, and<text:s/>1.6 million lines of code.</text:p>
          </text:list-item>
        </text:list>
        <text:h text:style-name="Heading2" text:outline-level="2">Front-End<text:s/>Development<text:s/>Team Lead<text:tab/><text:span text:style-name="Position">IBM</text:span><text:span text:style-name="Position"><text:s/>|<text:s/></text:span><text:span text:style-name="Position">R</text:span><text:span text:style-name="Position">aleigh</text:span><text:span text:style-name="Position">,</text:span><text:span text:style-name="Position"><text:s/></text:span><text:span text:style-name="Position"> </text:span><text:span text:style-name="Position">NC</text:span><text:span text:style-name="Position"><text:s/>|<text:s/></text:span><text:span text:style-name="Position">200</text:span><text:span text:style-name="Position">1</text:span><text:span text:style-name="Position"><text:s/>-<text:s/></text:span><text:span text:style-name="Position">2006</text:span></text:h>
        <text:p text:style-name="Normal">Led<text:s/>12<text:s/>developers<text:s/>in the design<text:s/>and implementation<text:s/>of a new<text:s/>cross-platform<text:s/>Java-based user interface<text:s/>for TBSM.</text:p>
        <text:list text:style-name="LFO3" text:continue-numbering="true">
          <text:list-item>
            <text:p text:style-name="ListBullet">Consolidated 4 separate DVD-based<text:s/>console<text:s/>installations, into a single, downloadable<text:s/>Java Web Start UI.</text:p>
          </text:list-item>
          <text:list-item>
            <text:p text:style-name="ListBullet">Instituted<text:s/>monthly<text:s/>customer reviews and usability testing for new features and incorporated the feedback into the designs.</text:p>
          </text:list-item>
          <text:list-item>
            <text:p text:style-name="ListBullet">Created and enforced UI and UX standards, working closely with several development teams to ensure a coherent user experience across the products.</text:p>
          </text:list-item>
        </text:list>
        <text:h text:style-name="Heading2" text:outline-level="2">Front-End Developer<text:tab/><text:span text:style-name="Position">IBM</text:span><text:span text:style-name="Position"><text:s/>|<text:s/></text:span><text:span text:style-name="Position">R</text:span><text:span text:style-name="Position">aleigh</text:span><text:span text:style-name="Position">,</text:span><text:span text:style-name="Position"><text:s/></text:span><text:span text:style-name="Position"> </text:span><text:span text:style-name="Position">NC</text:span><text:span text:style-name="Position"><text:s/>|</text:span><text:span text:style-name="Position">1996</text:span><text:span text:style-name="Position"><text:s/>-<text:s/></text:span><text:span text:style-name="Position">2001</text:span></text:h>
        <text:list text:style-name="LFO3" text:continue-numbering="true">
          <text:list-item>
            <text:p text:style-name="ListBullet">Developed the<text:s/>tools<text:s/>and instrumented 100% of the UI<text:s/>code<text:s/>to enable automated verification<text:s/>of the user interface.</text:p>
          </text:list-item>
          <text:list-item>
            <text:p text:style-name="ListBullet">Designed and implemented tools<text:s/>to automatically identify and report i18n violations.</text:p>
          </text:list-item>
        </text:list>
        <text:h text:style-name="P28" text:outline-level="1">Education</text:h>
        <text:p text:style-name="Normal"><text:span text:style-name="T29">B</text:span><text:span text:style-name="T30">.S.<text:s/></text:span><text:span text:style-name="T31">Computer Science</text:span><text:s/>-<text:s/><text:span text:style-name="T32">Southern Methodist University (SMU)</text:span><text:span text:style-name="T33"><text:s/>- Dallas,<text:s/></text:span><text:span text:style-name="T34">TX</text:span></text:p>
        <text:h text:style-name="P35" text:outline-level="1">Skills</text:h>
        <text:p text:style-name="Normal">Excellent<text:s/>Written and Verbal<text:s/>Communication<text:s/>Skills, Time and<text:s/>Project Management<text:s/>Skills.</text:p>
        <text:p text:style-name="Normal"><text:span text:style-name="T36">Programming Languages:<text:s/></text:span>Experience with<text:s/>JavaScript,<text:s/>Java,<text:s/>HTML.<text:s/>Exposure to Python,<text:s/>C,<text:s/>C++.</text:p>
        <text:p text:style-name="Normal"><text:span text:style-name="T37">Technologies:<text:s/></text:span>Experience with<text:s/>CSS,<text:s/>Sass,<text:s/>Bootstrap,<text:s/>JSON, Responsive Web Design, Mobile First, AJAX/REST. Exposure to<text:s/>jQuery,<text:s/>AngularJS, Amazon Web Services (AWS).</text:p>
        <text:p text:style-name="Normal"><text:span text:style-name="T38">Development Tools:</text:span><text:s/>Experience with<text:s/>Git, GitHub,<text:s/>Eclipse,<text:s/>Grunt, Gulp,<text:s/>Microsoft Visual Studio Code,<text:s/>Ant,<text:s/>Rational Application Developer<text:s/>(RAD),<text:s/>Rational Team Concert (RTC),<text:s/>Rational AppScan,<text:s/>Microsoft Project,<text:s/>Yeoman.</text:p>
        <text:p text:style-name="Normal"><text:span text:style-name="T39">Operating Systems:<text:s/></text:span>Experience with<text:s/>UNIX,<text:s/>Linux,<text:s/>Windows,<text:s/>Mac<text:s/>OS<text:s/>X.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Garamond" svg:font-family="Garamond" style:font-family-generic="roman" style:font-pitch="variable" svg:panose-1="2 2 4 4 3 3 1 1 8 3"/>
    <style:font-face style:name="Arial" svg:font-family="Arial" style:font-family-generic="swiss" style:font-pitch="variable" svg:panose-1="2 11 6 4 2 2 2 2 2 4"/>
    <style:font-face style:name="Book Antiqua" svg:font-family="Book Antiqua" style:font-family-generic="system" style:font-pitch="variable" svg:panose-1="2 4 6 2 5 3 5 3 3 4"/>
    <style:font-face style:name="Tahoma" svg:font-family="Tahoma" style:font-family-generic="system" style:font-pitch="variable" svg:panose-1="2 11 6 4 3 5 4 4 2 4"/>
    <style:font-face style:name="Courier New" svg:font-family="Courier New" style:font-family-generic="system" style:font-pitch="variable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border-top="none" fo:border-left="none" fo:border-bottom="0.0069in solid #000000" fo:border-right="none" fo:padding-top="0in" fo:padding-left="0in" fo:padding-bottom="0.0138in" fo:padding-right="0in" style:shadow="none" fo:text-align="center" fo:margin-top="0.0833in" fo:margin-bottom="0.0833in"/>
      <style:text-properties style:font-name="Garamond" fo:font-weight="bold" style:font-weight-asian="bold" style:font-weight-complex="bold" fo:font-variant="small-caps" style:letter-kerning="true" fo:font-size="14pt" style:font-size-asian="14pt" style:font-size-complex="1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margin-top="0.0833in" fo:margin-bottom="0.0416in">
        <style:tab-stops>
          <style:tab-stop style:type="right" style:position="7.5in"/>
        </style:tab-stops>
      </style:paragraph-properties>
      <style:text-properties style:font-name-complex="Arial" fo:font-weight="bold" style:font-weight-asian="bold" style:font-weight-complex="bold" fo:letter-spacing="-0.0069in" fo:font-size="12pt" style:font-size-asian="12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margin-top="0.1666in" fo:margin-bottom="0.0555in"/>
      <style:text-properties style:font-name-complex="Arial" fo:font-weight="bold" style:font-weight-asian="bold" style:font-weight-complex="bold" fo:font-variant="small-caps" fo:font-size="12pt" style:font-size-asian="12pt" style:font-size-complex="10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margin-top="0.0833in"/>
      <style:text-properties style:font-name-complex="Arial" style:font-style-complex="italic" fo:hyphenate="false"/>
    </style:style>
    <style:style style:name="Normal" style:display-name="Normal" style:family="paragraph">
      <style:text-properties style:font-name="Garamond" fo:font-size="11pt" style:font-size-asian="11pt" style:font-size-complex="12pt" fo:hyphenate="false"/>
    </style:style>
    <style:style style:name="DefaultParagraphFont" style:display-name="Default Paragraph Font" style:family="text"/>
    <style:style style:name="Heading2Char" style:display-name="Heading 2 Char" style:family="text" style:parent-style-name="DefaultParagraphFont">
      <style:text-properties style:font-name="Garamond" style:font-name-complex="Arial" fo:font-weight="bold" style:font-weight-asian="bold" style:font-weight-complex="bold" fo:letter-spacing="-0.0069in" fo:font-size="12pt" style:font-size-asian="12pt" style:font-size-complex="13pt"/>
    </style:style>
    <style:style style:name="Heading3Char" style:display-name="Heading 3 Char" style:family="text" style:parent-style-name="DefaultParagraphFont">
      <style:text-properties style:font-name="Book Antiqua" style:font-name-complex="Arial" fo:font-weight="bold" style:font-weight-asian="bold" style:font-weight-complex="bold" fo:font-variant="small-caps" fo:font-size="12pt" style:font-size-asian="12pt"/>
    </style:style>
    <style:style style:name="Heading4Char" style:display-name="Heading 4 Char" style:family="text" style:parent-style-name="DefaultParagraphFont">
      <style:text-properties style:font-name="Arial" style:font-name-complex="Arial" style:font-style-complex="italic" style:font-size-complex="12pt"/>
    </style:style>
    <style:style style:name="Hyperlink" style:display-name="Hyperlink" style:family="text" style:parent-style-name="DefaultParagraphFont">
      <style:text-properties style:font-name="Arial" fo:color="#0000FF" fo:font-size="8pt" style:font-size-asian="8pt" style:text-underline-type="single" style:text-underline-style="solid" style:text-underline-width="auto" style:text-underline-mode="continuous"/>
    </style:style>
    <style:style style:name="ListBullet" style:display-name="List Bullet" style:family="paragraph" style:parent-style-name="Normal" style:next-style-name="Normal" style:auto-update="true" style:list-style-name="LFO3">
      <style:paragraph-properties fo:margin-top="0.0277in" fo:margin-left="0.2402in" fo:text-indent="-0.1201in">
        <style:tab-stops>
          <style:tab-stop style:type="left" style:position="-0.0902in"/>
        </style:tab-stops>
      </style:paragraph-properties>
      <style:text-properties fo:hyphenate="false"/>
    </style:style>
    <style:style style:name="Position" style:display-name="Position" style:family="text" style:parent-style-name="DefaultParagraphFont">
      <style:text-properties style:font-name="Garamond" fo:font-weight="bold" style:font-weight-asian="bold" style:use-window-font-color="true" fo:font-size="11pt" style:font-size-asian="11pt"/>
    </style:style>
    <style:style style:name="ContactInfo" style:display-name="Contact Info" style:family="paragraph" style:parent-style-name="Normal">
      <style:paragraph-properties fo:text-align="end" fo:margin-bottom="0.1388in"/>
      <style:text-properties fo:letter-spacing="0.0208in" fo:font-size="8pt" style:font-size-asian="8pt" fo:hyphenate="false"/>
    </style:style>
    <style:style style:name="PlaceholderText" style:display-name="Placeholder Text" style:family="text" style:parent-style-name="DefaultParagraphFont">
      <style:text-properties fo:color="#808080"/>
    </style:style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FollowedHyperlink" style:display-name="FollowedHyperlink" style:family="text" style:parent-style-name="Hyperlink">
      <style:text-properties style:font-name="Arial" fo:color="#0000FF" fo:font-size="8pt" style:font-size-asian="8pt" style:text-underline-type="single" style:text-underline-style="solid" style:text-underline-width="auto" style:text-underline-mode="continuous"/>
    </style:style>
    <style:style style:name="dates" style:display-name="dates" style:family="paragraph" style:parent-style-name="Normal" style:auto-update="true">
      <style:paragraph-properties>
        <style:tab-stops>
          <style:tab-stop style:type="right" style:position="7.5in"/>
        </style:tab-stops>
      </style:paragraph-properties>
      <style:text-properties fo:color="#BFBFBF" style:font-size-complex="10pt" fo:hyphenate="false"/>
    </style:style>
    <style:style style:name="PlainText" style:display-name="Plain Text" style:family="paragraph" style:parent-style-name="Normal">
      <style:text-properties style:font-name="Courier New" style:font-name-complex="Courier New" fo:font-size="10pt" style:font-size-asian="10pt" style:font-size-complex="10pt" fo:hyphenate="false"/>
    </style:style>
    <style:style style:name="PlainTextChar" style:display-name="Plain Text Char" style:family="text" style:parent-style-name="DefaultParagraphFont">
      <style:text-properties style:font-name="Courier New" style:font-name-complex="Courier New"/>
    </style:style>
    <style:style style:name="Heading0" style:display-name="Heading 0" style:family="paragraph" style:parent-style-name="Normal">
      <style:paragraph-properties fo:text-align="center"/>
      <style:text-properties fo:font-weight="bold" style:font-weight-asian="bold" fo:font-variant="small-caps" fo:font-size="20pt" style:font-size-asian="20pt" fo:hyphenate="false"/>
    </style:style>
    <style:style style:name="Heading1Char" style:display-name="Heading 1 Char" style:family="text" style:parent-style-name="DefaultParagraphFont">
      <style:text-properties style:font-name="Garamond" fo:font-weight="bold" style:font-weight-asian="bold" style:font-weight-complex="bold" fo:font-variant="small-caps" style:letter-kerning="true" fo:font-size="14pt" style:font-size-asian="14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 fo:color="#333333" fo:font-size="6pt" style:font-size-asian="6pt" style:font-size-complex="6pt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text:list-style style:name="LFO3">
      <text:list-level-style-bullet text:level="1" text:style-name="WW_CharLFO3LVL1" text:bullet-char="">
        <style:list-level-properties text:space-before="0in" text:min-label-width="0.15in" text:list-level-position-and-space-mode="label-alignment">
          <style:list-level-label-alignment text:label-followed-by="listtab" fo:margin-left="0.15in" fo:text-indent="-0.1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Wingdings" fo:font-size="11pt" style:font-size-asian="11pt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Wingdings" fo:font-size="11pt" style:font-size-asian="11pt"/>
    </style:style>
    <style:style style:name="WW_CharLFO6LVL1" style:family="text">
      <style:text-properties style:font-name="Wingdings" fo:font-size="11pt" style:font-size-asian="11pt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Wingdings" fo:font-size="8pt" style:font-size-asian="8pt" style:font-size-complex="8pt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 fo:font-size="8pt" style:font-size-asian="8pt" style:font-size-complex="8pt"/>
    </style:style>
    <style:style style:name="WW_CharLFO8LVL2" style:family="text">
      <style:text-properties style:font-name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10LVL1" style:family="text">
      <style:text-properties style:font-name="Symbol"/>
    </style:style>
    <style:style style:name="WW_CharLFO11LVL1" style:family="text">
      <style:text-properties style:font-name="Symbol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 fo:color="#333333" fo:font-size="6pt" style:font-size-asian="6pt" style:font-size-complex="6pt"/>
    </style:style>
    <style:style style:name="WW_CharLFO13LVL2" style:family="text">
      <style:text-properties style:font-name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 fo:color="#333333" fo:font-size="6pt" style:font-size-asian="6pt" style:font-size-complex="6pt"/>
    </style:style>
    <style:style style:name="WW_CharLFO14LVL2" style:family="text">
      <style:text-properties style:font-name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 fo:color="#333333" fo:font-size="6pt" style:font-size-asian="6pt" style:font-size-complex="6pt"/>
    </style:style>
    <style:style style:name="WW_CharLFO15LVL2" style:family="text">
      <style:text-properties style:font-name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 fo:color="#333333" fo:font-size="6pt" style:font-size-asian="6pt" style:font-size-complex="6pt"/>
    </style:style>
    <style:style style:name="WW_CharLFO16LVL2" style:family="text">
      <style:text-properties style:font-name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Symbol" fo:color="#333333" fo:font-size="6pt" style:font-size-asian="6pt" style:font-size-complex="6pt"/>
    </style:style>
    <style:style style:name="WW_CharLFO17LVL2" style:family="text">
      <style:text-properties style:font-name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Symbol"/>
    </style:style>
    <style:style style:name="WW_CharLFO19LVL2" style:family="text">
      <style:text-properties style:font-name="Symbol"/>
    </style:style>
    <style:style style:name="WW_CharLFO19LVL3" style:family="text">
      <style:text-properties style:font-name="Courier New" style:font-name-complex="Courier New"/>
    </style:style>
    <style:style style:name="WW_CharLFO19LVL4" style:family="text">
      <style:text-properties style:font-name="Wingdings"/>
    </style:style>
    <style:style style:name="WW_CharLFO19LVL5" style:family="text">
      <style:text-properties style:font-name="Wingdings"/>
    </style:style>
    <style:style style:name="WW_CharLFO19LVL6" style:family="text">
      <style:text-properties style:font-name="Symbol"/>
    </style:style>
    <style:style style:name="WW_CharLFO19LVL7" style:family="text">
      <style:text-properties style:font-name="Courier New" style:font-name-complex="Courier New"/>
    </style:style>
    <style:style style:name="WW_CharLFO19LVL8" style:family="text">
      <style:text-properties style:font-name="Wingdings"/>
    </style:style>
    <style:style style:name="WW_CharLFO19LVL9" style:family="text">
      <style:text-properties style:font-name="Wingdings"/>
    </style:style>
    <style:style style:name="WW_CharLFO25LVL1" style:family="text">
      <style:text-properties style:font-name="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in" text:min-label-width="0.15in" text:list-level-position-and-space-mode="label-alignment">
          <style:list-level-label-alignment text:label-followed-by="listtab" fo:margin-left="0.15in" fo:text-indent="-0.1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in" text:min-label-width="0.15in" text:list-level-position-and-space-mode="label-alignment">
          <style:list-level-label-alignment text:label-followed-by="listtab" fo:margin-left="0.15in" fo:text-indent="-0.1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in" text:min-label-width="0.15in" text:list-level-position-and-space-mode="label-alignment">
          <style:list-level-label-alignment text:label-followed-by="listtab" fo:margin-left="0.15in" fo:text-indent="-0.1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in" text:min-label-width="0.15in" text:list-level-position-and-space-mode="label-alignment">
          <style:list-level-label-alignment text:label-followed-by="listtab" fo:margin-left="0.15in" fo:text-indent="-0.1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in" text:min-label-width="0.15in" text:list-level-position-and-space-mode="label-alignment">
          <style:list-level-label-alignment text:label-followed-by="listtab" fo:margin-left="0.15in" fo:text-indent="-0.1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in" text:min-label-width="0.15in" text:list-level-position-and-space-mode="label-alignment">
          <style:list-level-label-alignment text:label-followed-by="listtab" fo:margin-left="0.15in" fo:text-indent="-0.1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number text:level="1" text:style-name="WW_CharLFO19LVL1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bullet text:level="2" text:style-name="WW_CharLFO19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3" text:style-name="WW_CharLFO19LVL3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4" text:style-name="WW_CharLFO19LVL4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5" text:style-name="WW_CharLFO19LVL5" text:bullet-char="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6" text:style-name="WW_CharLFO19LVL6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7" text:style-name="WW_CharLFO19LVL7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8" text:style-name="WW_CharLFO19LVL8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9" text:style-name="WW_CharLFO19LVL9" text:bullet-char="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0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25">
      <text:list-level-style-bullet text:level="1" text:style-name="WW_CharLFO25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</text:list-style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in"/>
      </style:footer-style>
    </style:page-layout>
    <style:style style:name="P2" style:parent-style-name="Normal" style:family="paragraph">
      <style:paragraph-properties fo:text-align="center" fo:margin-right="0.25in"/>
    </style:style>
  </office:automatic-styles>
  <office:master-styles>
    <style:master-page style:name="MP0" style:page-layout-name="PL0">
      <style:footer>
        <text:p text:style-name="P2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Transfer within company resume</dc:title>
    <meta:initial-creator>Darren Dunne</meta:initial-creator>
    <dc:creator>Darren Dunne</dc:creator>
    <meta:creation-date>2016-08-10T22:34:00Z</meta:creation-date>
    <dc:date>2016-08-10T22:34:00Z</dc:date>
    <meta:print-date>2016-08-09T19:16:00Z</meta:print-date>
    <meta:template xlink:href="MS_ResumeIn.dotx" xlink:type="simple"/>
    <meta:editing-cycles>2</meta:editing-cycles>
    <meta:editing-duration>PT0S</meta:editing-duration>
    <meta:user-defined meta:name="_TemplateID">TC063683191033</meta:user-defined>
    <meta:document-statistic meta:page-count="1" meta:paragraph-count="8" meta:word-count="632" meta:character-count="4229" meta:row-count="30" meta:non-whitespace-character-count="3605"/>
  </office:meta>
</office:document-meta>
</file>